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37in" svg:height="4.5492in" svg:x="0.1409in" svg:y="2.374in">
            <draw:object draw:notify-on-update-of-ranges="Sheet1.A1:Sheet1.A1 Sheet1.A2:Sheet1.A12 Sheet1.B1:Sheet1.B1 Sheet1.B2:Sheet1.B12 Sheet1.C1:Sheet1.C1 Sheet1.C2:Sheet1.C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8909in" svg:height="3.5346in" svg:x="7.8618in" svg:y="2.3638in">
            <draw:object draw:notify-on-update-of-ranges="Sheet1.A1:Sheet1.A1 Sheet1.A2:Sheet1.A12 Sheet1.F1:Sheet1.F1 Sheet1.F2:Sheet1.F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fibonacci time</text:p>
          </table:table-cell>
          <table:table-cell office:value-type="string">
            <text:p>binary time</text:p>
          </table:table-cell>
          <table:table-cell office:value-type="string">
            <text:p>decrease key operations.</text:p>
          </table:table-cell>
          <table:table-cell/>
          <table:table-cell office:value-type="string">
            <text:p>Binary / fibonacci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49368">
            <text:p>4.9368E-006</text:p>
          </table:table-cell>
          <table:table-cell office:value-type="float" office:value="0.0000043741">
            <text:p>4.3741E-006</text:p>
          </table:table-cell>
          <table:table-cell office:value-type="float" office:value="20">
            <text:p>20</text:p>
          </table:table-cell>
          <table:table-cell/>
          <table:table-cell table:formula="of:=[.C2]/[.B2]" office:value-type="float" office:value="0.886019283746557">
            <text:p>0.886019283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0071184">
            <text:p>7.1184E-006</text:p>
          </table:table-cell>
          <table:table-cell office:value-type="float" office:value="0.0000086236">
            <text:p>8.6236E-006</text:p>
          </table:table-cell>
          <table:table-cell office:value-type="float" office:value="42">
            <text:p>42</text:p>
          </table:table-cell>
          <table:table-cell/>
          <table:table-cell table:formula="of:=[.C3]/[.B3]" office:value-type="float" office:value="1.21145201168802">
            <text:p>1.211452011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0139926">
            <text:p>1.39926E-005</text:p>
          </table:table-cell>
          <table:table-cell office:value-type="float" office:value="0.0000168305">
            <text:p>1.68305E-005</text:p>
          </table:table-cell>
          <table:table-cell office:value-type="float" office:value="84">
            <text:p>84</text:p>
          </table:table-cell>
          <table:table-cell/>
          <table:table-cell table:formula="of:=[.C4]/[.B4]" office:value-type="float" office:value="1.20281434472507">
            <text:p>1.202814344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0279207">
            <text:p>2.79207E-005</text:p>
          </table:table-cell>
          <table:table-cell office:value-type="float" office:value="0.0000352942">
            <text:p>3.52942E-005</text:p>
          </table:table-cell>
          <table:table-cell office:value-type="float" office:value="168">
            <text:p>168</text:p>
          </table:table-cell>
          <table:table-cell/>
          <table:table-cell table:formula="of:=[.C5]/[.B5]" office:value-type="float" office:value="1.26408721844366">
            <text:p>1.2640872184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000596561">
            <text:p>5.96561E-005</text:p>
          </table:table-cell>
          <table:table-cell office:value-type="float" office:value="0.0000755505">
            <text:p>7.55505E-005</text:p>
          </table:table-cell>
          <table:table-cell office:value-type="float" office:value="336">
            <text:p>336</text:p>
          </table:table-cell>
          <table:table-cell/>
          <table:table-cell table:formula="of:=[.C6]/[.B6]" office:value-type="float" office:value="1.26643377626094">
            <text:p>1.2664337763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000099625">
            <text:p>0.000099625</text:p>
          </table:table-cell>
          <table:table-cell office:value-type="float" office:value="0.000141298">
            <text:p>0.000141298</text:p>
          </table:table-cell>
          <table:table-cell office:value-type="float" office:value="672">
            <text:p>672</text:p>
          </table:table-cell>
          <table:table-cell/>
          <table:table-cell table:formula="of:=[.C7]/[.B7]" office:value-type="float" office:value="1.41829861982434">
            <text:p>1.4182986198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000235579">
            <text:p>0.000235579</text:p>
          </table:table-cell>
          <table:table-cell office:value-type="float" office:value="0.00033121">
            <text:p>0.00033121</text:p>
          </table:table-cell>
          <table:table-cell office:value-type="float" office:value="1344">
            <text:p>1344</text:p>
          </table:table-cell>
          <table:table-cell/>
          <table:table-cell table:formula="of:=[.C8]/[.B8]" office:value-type="float" office:value="1.40594025783283">
            <text:p>1.4059402578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000497498">
            <text:p>0.000497498</text:p>
          </table:table-cell>
          <table:table-cell office:value-type="float" office:value="0.000679704">
            <text:p>0.000679704</text:p>
          </table:table-cell>
          <table:table-cell office:value-type="float" office:value="2688">
            <text:p>2688</text:p>
          </table:table-cell>
          <table:table-cell/>
          <table:table-cell table:formula="of:=[.C9]/[.B9]" office:value-type="float" office:value="1.36624468842086">
            <text:p>1.3662446884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0.00100231">
            <text:p>0.00100231</text:p>
          </table:table-cell>
          <table:table-cell office:value-type="float" office:value="0.00149916">
            <text:p>0.00149916</text:p>
          </table:table-cell>
          <table:table-cell office:value-type="float" office:value="5376">
            <text:p>5376</text:p>
          </table:table-cell>
          <table:table-cell/>
          <table:table-cell table:formula="of:=[.C10]/[.B10]" office:value-type="float" office:value="1.49570492163103">
            <text:p>1.4957049216</text:p>
          </table:table-cell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0.00228564">
            <text:p>0.00228564</text:p>
          </table:table-cell>
          <table:table-cell office:value-type="float" office:value="0.00328165">
            <text:p>0.00328165</text:p>
          </table:table-cell>
          <table:table-cell office:value-type="float" office:value="10752">
            <text:p>10752</text:p>
          </table:table-cell>
          <table:table-cell/>
          <table:table-cell table:formula="of:=[.C11]/[.B11]" office:value-type="float" office:value="1.43576853747747">
            <text:p>1.4357685375</text:p>
          </table:table-cell>
        </table:table-row>
        <table:table-row table:style-name="ro2">
          <table:table-cell office:value-type="float" office:value="10240">
            <text:p>10240</text:p>
          </table:table-cell>
          <table:table-cell office:value-type="float" office:value="0.00445687">
            <text:p>0.00445687</text:p>
          </table:table-cell>
          <table:table-cell office:value-type="float" office:value="0.00688576">
            <text:p>0.00688576</text:p>
          </table:table-cell>
          <table:table-cell office:value-type="float" office:value="21504">
            <text:p>21504</text:p>
          </table:table-cell>
          <table:table-cell/>
          <table:table-cell table:formula="of:=[.C12]/[.B12]" office:value-type="float" office:value="1.54497663158225">
            <text:p>1.5449766316</text:p>
          </table:table-cell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5T21:56:34</dc:date>
    <dc:creator>mind </dc:creator>
    <meta:generator>LibreOffice/4.0.2.2$Linux_X86_64 LibreOffice_project/400m0$Build-2</meta:generator>
    <meta:editing-duration>P0D</meta:editing-duration>
    <meta:editing-cycles>1</meta:editing-cycles>
    <meta:document-statistic meta:table-count="1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45cm" svg:height="11.556cm" xlink:href=".." xlink:type="simple" chart:class="chart:line" chart:style-name="ch1">
        <chart:title svg:x="3.99cm" svg:y="0.366cm" chart:style-name="ch2">
          <text:p>Comparison - Dijkstra with fibonacci and binary heap</text:p>
        </chart:title>
        <chart:legend chart:legend-position="end" svg:x="15.68cm" svg:y="5.234cm" style:legend-expansion="high" chart:style-name="ch3"/>
        <chart:plot-area chart:style-name="ch4" table:cell-range-address="Sheet1.A1:Sheet1.C12" chart:data-source-has-labels="both" svg:x="1.39cm" svg:y="1.86cm" svg:width="13.526cm" svg:height="8.487cm">
          <chartooo:coordinate-region svg:x="3.029cm" svg:y="2.057cm" svg:width="11.427cm" svg:height="7.647cm"/>
          <chart:axis chart:dimension="x" chart:name="primary-x" chart:style-name="ch5" chartooo:axis-type="auto">
            <chartooo:date-scale/>
            <chart:title svg:x="6.76cm" svg:y="10.579cm" chart:style-name="ch6">
              <text:p>Number of vertices</text:p>
            </chart:title>
            <chart:categories table:cell-range-address="Sheet1.A2:Sheet1.A12"/>
          </chart:axis>
          <chart:axis chart:dimension="y" chart:name="primary-y" chart:style-name="ch7">
            <chart:title svg:x="0.451cm" svg:y="6.736cm" chart:style-name="ch8">
              <text:p>Time (s)</text:p>
            </chart:title>
            <chart:grid chart:style-name="ch9" chart:class="major"/>
          </chart:axis>
          <chart:series chart:style-name="ch10" chart:values-cell-range-address="Sheet1.B2:Sheet1.B12" chart:label-cell-address="Sheet1.B1:Sheet1.B1" chart:class="chart:line">
            <chart:data-point chart:repeated="11"/>
          </chart:series>
          <chart:series chart:style-name="ch11" chart:values-cell-range-address="Sheet1.C2:Sheet1.C12" chart:label-cell-address="Sheet1.C1:Sheet1.C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 time</text:p>
                <draw:g>
                  <svg:desc>Sheet1.B1:Sheet1.B1</svg:desc>
                </draw:g>
              </table:table-cell>
              <table:table-cell office:value-type="string">
                <text:p>binary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12</svg:desc>
                </draw:g>
              </table:table-cell>
              <table:table-cell office:value-type="float" office:value="0.0000049368">
                <text:p>0.0000049368</text:p>
                <draw:g>
                  <svg:desc>Sheet1.B2:Sheet1.B12</svg:desc>
                </draw:g>
              </table:table-cell>
              <table:table-cell office:value-type="float" office:value="0.0000043741">
                <text:p>0.0000043741</text:p>
                <draw:g>
                  <svg:desc>Sheet1.C2:Sheet1.C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71184">
                <text:p>0.0000071184</text:p>
              </table:table-cell>
              <table:table-cell office:value-type="float" office:value="0.0000086236">
                <text:p>0.00000862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139926">
                <text:p>0.0000139926</text:p>
              </table:table-cell>
              <table:table-cell office:value-type="float" office:value="0.0000168305">
                <text:p>0.00001683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279207">
                <text:p>0.0000279207</text:p>
              </table:table-cell>
              <table:table-cell office:value-type="float" office:value="0.0000352942">
                <text:p>0.000035294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596561">
                <text:p>0.0000596561</text:p>
              </table:table-cell>
              <table:table-cell office:value-type="float" office:value="0.0000755505">
                <text:p>0.000075550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99625">
                <text:p>0.000099625</text:p>
              </table:table-cell>
              <table:table-cell office:value-type="float" office:value="0.000141298">
                <text:p>0.00014129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235579">
                <text:p>0.000235579</text:p>
              </table:table-cell>
              <table:table-cell office:value-type="float" office:value="0.00033121">
                <text:p>0.00033121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00497498">
                <text:p>0.000497498</text:p>
              </table:table-cell>
              <table:table-cell office:value-type="float" office:value="0.000679704">
                <text:p>0.000679704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0.00100231">
                <text:p>0.00100231</text:p>
              </table:table-cell>
              <table:table-cell office:value-type="float" office:value="0.00149916">
                <text:p>0.00149916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0.00228564">
                <text:p>0.00228564</text:p>
              </table:table-cell>
              <table:table-cell office:value-type="float" office:value="0.00328165">
                <text:p>0.00328165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0.00445687">
                <text:p>0.00445687</text:p>
              </table:table-cell>
              <table:table-cell office:value-type="float" office:value="0.00688576">
                <text:p>0.00688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64cm" svg:height="8.979cm" xlink:href=".." xlink:type="simple" chart:class="chart:line" chart:style-name="ch1">
        <chart:title svg:x="1.036cm" svg:y="0.314cm" chart:style-name="ch2">
          <text:p>Running time for Binary divided by running time for Fibonacci</text:p>
        </chart:title>
        <chart:legend svg:x="5.576cm" svg:y="1.444cm" style:legend-expansion="custom" chartooo:width="3.534cm" chartooo:height="0.592cm" style:legend-expansion-aspect-ratio="5.9695945945946" chart:style-name="ch3"/>
        <chart:plot-area chart:style-name="ch4" table:cell-range-address="Sheet1.A1:Sheet1.A12 Sheet1.F1:Sheet1.F12" chart:data-source-has-labels="both" svg:x="2.318cm" svg:y="2.483cm" svg:width="9.989cm" svg:height="5.894cm">
          <chartooo:coordinate-region svg:x="3.04cm" svg:y="2.68cm" svg:width="8.807cm" svg:height="5.054cm"/>
          <chart:axis chart:dimension="x" chart:name="primary-x" chart:style-name="ch5" chartooo:axis-type="auto">
            <chartooo:date-scale/>
            <chart:categories table:cell-range-address="Sheet1.A2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2" chart:label-cell-address="Sheet1.F1:Sheet1.F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/ fibonacci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12</svg:desc>
                </draw:g>
              </table:table-cell>
              <table:table-cell office:value-type="float" office:value="0.886019283746557">
                <text:p>0.886019283746557</text:p>
                <draw:g>
                  <svg:desc>Sheet1.F2:Sheet1.F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21145201168802">
                <text:p>1.211452011688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20281434472507">
                <text:p>1.2028143447250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26408721844366">
                <text:p>1.2640872184436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26643377626094">
                <text:p>1.2664337762609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41829861982434">
                <text:p>1.4182986198243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.40594025783283">
                <text:p>1.4059402578328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.36624468842086">
                <text:p>1.36624468842086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.49570492163103">
                <text:p>1.49570492163103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.43576853747747">
                <text:p>1.43576853747747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1.54497663158225">
                <text:p>1.544976631582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